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2.3181in"/>
    </style:style>
    <style:style style:name="co3" style:family="table-column">
      <style:table-column-properties fo:break-before="auto" style:column-width="2.439in"/>
    </style:style>
    <style:style style:name="co4" style:family="table-column">
      <style:table-column-properties fo:break-before="auto" style:column-width="3.4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5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20-OLinuXino-Lime2_Rev_N_e16Gs16M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, R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31, R34, R36, R37, R42, R44, R52,</text:p>
            <text:p> R54,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/NP0/5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NP0/5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/C0G/50VDC/5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/X7R/5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/X7R/50VDC/10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100nF/10V/X5R/20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C83,C85, C87, C109, C119, C135, C136, C137,</text:p>
            <text:p> C149, C152, C193, C236, C237, C239, C240, C242,</text:p>
            <text:p> 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/+80-20%/10VDC/Y5V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C92,C93,C94,C95, C96, C97, C98, C99, C100, C106,</text:p>
            <text:p> C107, C121, C126, C129, C130, C131, C132, C133,</text:p>
            <text:p> C144, C148, C164, C178, C184, C189, C194, 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Y5V/25VDC/20%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/X7R/16VDC/10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/10%/X5R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 C163, C171, C183, C185, C186, 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/20%/X5R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22uF/6.3V/20%/X5R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89, C118, C120, C122, C123, C124, C138,</text:p>
            <text:p> C143, C145, C147, C151, C165, C168, C175, C177,</text:p>
            <text:p> C181, C190, C191, C192, C195, C198, C202, C203,</text:p>
            <text:p> C204, C205, C206, C207, C208, C210, C212, C213,</text:p>
            <text:p> 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/20%/X5R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70uF/10V/LOW ESR/20%/6*12MM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2.2uH/</text:span>NRS3015T2R2MNGH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0R/2A/UPZ2012E-601-2R0TF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7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AG1JETD-B041003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VDA4510CTA</text:p>
          </table:table-cell>
          <table:table-cell table:style-name="ce3" office:value-type="string" calcext:value-type="string">
            <text:p>SOT-23</text:p>
          </table:table-cell>
          <table:table-cell table:style-name="ce3" office:value-type="string" calcext:value-type="string">
            <text:p>U2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office:value-type="string" calcext:value-type="string">
            <text:p>H5TQ2G63BFR_</text:p>
            <text:p>MEM4G16D3EABG-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W25Q128JVSIQ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V16X-2x10-HIGH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V16X-2x20-HIGH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TM211Q01FM22</text:p>
          </table:table-cell>
          <table:table-cell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  <text:p>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W34-W16PR-220-LF / SIDE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A(MCP121T475I-TT)</text:p>
          </table:table-cell>
          <table:table-cell table:style-name="ce3" office:value-type="string" calcext:value-type="string">
            <text:p>RESETMCP130T-300-I/TT</text:p>
          </table:table-cell>
          <table:table-cell table:style-name="ce3" office:value-type="string" calcext:value-type="string">
            <text:p>U14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2pt"/>
    </style:style>
    <style:style style:name="MT2" style:family="text">
      <style:text-properties fo:font-size="10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2-19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09:26:47.182091844</dc:date>
    <meta:editing-duration>PT4H47M7S</meta:editing-duration>
    <meta:editing-cycles>71</meta:editing-cycles>
    <meta:generator>LibreOffice/7.3.7.2$Linux_X86_64 LibreOffice_project/30$Build-2</meta:generator>
    <meta:document-statistic meta:table-count="1" meta:cell-count="448" meta:object-count="0"/>
  </office:meta>
</office:document-meta>
</file>